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5021in" fo:margin-left="0in" fo:margin-right="-0.0021in" table:align="margins"/>
    </style:style>
    <style:style style:name="Table1.A" style:family="table-column">
      <style:table-column-properties style:column-width="1.9938in" style:rel-column-width="2871*"/>
    </style:style>
    <style:style style:name="Table1.B" style:family="table-column">
      <style:table-column-properties style:column-width="0.7146in" style:rel-column-width="1029*"/>
    </style:style>
    <style:style style:name="Table1.C" style:family="table-column">
      <style:table-column-properties style:column-width="0.6979in" style:rel-column-width="1005*"/>
    </style:style>
    <style:style style:name="Table1.E" style:family="table-column">
      <style:table-column-properties style:column-width="0.7083in" style:rel-column-width="1020*"/>
    </style:style>
    <style:style style:name="Table1.F" style:family="table-column">
      <style:table-column-properties style:column-width="0.6771in" style:rel-column-width="975*"/>
    </style:style>
    <style:style style:name="Table1.G" style:family="table-column">
      <style:table-column-properties style:column-width="5.4472in" style:rel-column-width="7844*"/>
    </style:style>
    <style:style style:name="Table1.H" style:family="table-column">
      <style:table-column-properties style:column-width="1.5653in" style:rel-column-width="2254*"/>
    </style:style>
    <style:style style:name="Table1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1.H1" style:family="table-cell">
      <style:table-cell-properties fo:padding="0.0382in" fo:border="0.0139in solid #000000"/>
    </style:style>
    <style:style style:name="Table1.A2" style:family="table-cell">
      <style:table-cell-properties fo:padding="0in" fo:border="none"/>
    </style:style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>
      <style:paragraph-properties>
        <style:tab-stops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mple Report of <text:text-input text:description="&lt;get_date_words(o.date_start)&gt;">Start date</text:text-input> - <text:text-input text:description="&lt;get_date_words(o.date_end)&gt;">Date End</text:text-input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Standard">Nam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H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<text:text-input text:description="&lt;for each=&quot;line in o.sheet_line_ids&quot;&gt;">Loop Start</text:text-input></text:p>
          </table:table-cell>
          <table:table-cell table:style-name="Table1.A2" office:value-type="string">
            <text:p text:style-name="P1"><text:tab/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text-input text:description="&lt;line.employee_id.fullname&gt;">Name</text:text-input></text:p>
          </table:table-cell>
          <table:table-cell table:style-name="Table1.A2" office:value-type="string">
            <text:p text:style-name="P1"><text:text-input text:description="&lt;formatLang(line.net_pay)&gt;">net</text:text-input></text:p>
          </table:table-cell>
          <table:table-cell table:style-name="Table1.A2" office:value-type="string">
            <text:p text:style-name="Table_20_Contents"><text:text-input text:description="&lt;formatLang(line.sss_contribution)&gt;">sss</text:text-input></text:p>
          </table:table-cell>
          <table:table-cell table:style-name="Table1.A2" office:value-type="string">
            <text:p text:style-name="Table_20_Contents"><text:text-input text:description="&lt;formatLang(line.pag_ibig_contribution)&gt;">pag-ibig</text:text-input></text:p>
          </table:table-cell>
          <table:table-cell table:style-name="Table1.A2" office:value-type="string">
            <text:p text:style-name="Table_20_Contents"><text:text-input text:description="&lt;formatLang(line.philhealth)&gt;">philhealth</text:text-input></text:p>
          </table:table-cell>
          <table:table-cell table:style-name="Table1.A2" office:value-type="string">
            <text:p text:style-name="Table_20_Contents"><text:text-input text:description="&lt;formatLang(line.total_allowance)&gt;">allowance</text:text-input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<text:text-input text:description="&lt;/for&gt;">Loop Ends</text:text-input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<text:s text:c="26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3in" fo:page-height="8.5in" style:num-format="1" style:print-orientation="landscape" fo:margin-top="0.7902in" fo:margin-bottom="0.7874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03:21:12.93</meta:creation-date>
    <meta:generator>OpenOffice.org/3.4.1$Win32 OpenOffice.org_project/341m1$Build-9593</meta:generator>
    <dc:date>2013-04-25T05:12:39.19</dc:date>
    <meta:editing-duration>PT1H51M10S</meta:editing-duration>
    <meta:editing-cycles>36</meta:editing-cycles>
    <meta:document-statistic meta:table-count="1" meta:image-count="0" meta:object-count="0" meta:page-count="1" meta:paragraph-count="12" meta:word-count="19" meta:character-count="363"/>
  </office:meta>
</office:document-meta>
</file>